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c06a" officeooo:paragraph-rsid="0017c06a" style:font-size-asian="17.5pt" style:font-size-complex="20pt"/>
    </style:style>
    <style:style style:name="P2" style:family="paragraph" style:parent-style-name="Standard">
      <style:text-properties fo:font-size="11pt" officeooo:rsid="0017c06a" officeooo:paragraph-rsid="0017c06a" style:font-size-asian="9.60000038146973pt" style:font-size-complex="11p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17c06a" officeooo:paragraph-rsid="0017c06a" style:text-blinking="false" fo:background-color="transparent" style:font-size-asian="11pt" style:font-size-complex="11p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paragraph-rsid="0017c06a" style:text-blinking="false" fo:background-color="transparent" style:font-size-asian="11pt" style:font-size-complex="11p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.071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officeooo:rsid="0017c0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tyle="normal" fo:font-weight="normal"/>
    </style:style>
    <style:style style:name="T4" style:family="text">
      <style:text-properties style:font-name="Times New Roman" fo:font-size="23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2"/><text:span text:style-name="T2">Functions in mysql</text:span></text:p>
      <text:p text:style-name="P1"><text:span text:style-name="T2"/></text:p>
      <text:p text:style-name="P3"><text:bookmark text:name="docs-internal-guid-8a351677-7fff-a6ea-382b-71e5a6a9b2c6"/><text:span text:style-name="T2">  <text:s text:c="11"/></text:span></text:p>
      <text:list xml:id="list553355589" text:style-name="L1">
        <text:list-header>
          <text:p text:style-name="P5">MariaDB [mydata]&gt; DELIMITER $$ <text:s/></text:p>
        </text:list-header>
        <text:list-item>
          <text:p text:style-name="P5">MariaDB [mydata]&gt; CREATE FUNCTION Daily_Wages(wage decimal(10,2) )</text:p>
        </text:list-item>
        <text:list-item>
          <text:p text:style-name="P5"><text:s text:c="4"/>-&gt; returns decimal(10,2)</text:p>
        </text:list-item>
        <text:list-item>
          <text:p text:style-name="P5"><text:s text:c="4"/>-&gt; DETERMINISTIC <text:s/></text:p>
        </text:list-item>
        <text:list-item>
          <text:p text:style-name="P5"><text:s text:c="4"/>-&gt; BEGIN </text:p>
        </text:list-item>
        <text:list-item>
          <text:p text:style-name="P5"><text:s text:c="4"/>-&gt; <text:s text:c="3"/>DECLARE daily_wage decimal(10,2); <text:s/></text:p>
        </text:list-item>
        <text:list-item>
          <text:p text:style-name="P5"><text:s text:c="4"/>-&gt; <text:s text:c="3"/>Set daily_wage = wage*8;</text:p>
        </text:list-item>
        <text:list-item>
          <text:p text:style-name="P5"><text:s text:c="4"/>-&gt; return (daily_wage);</text:p>
        </text:list-item>
        <text:list-item>
          <text:p text:style-name="P5"><text:s text:c="4"/>-&gt; END$$ <text:s/></text:p>
        </text:list-item>
        <text:list-item>
          <text:p text:style-name="P5">Query OK, 0 rows affected (0.003 sec)</text:p>
        </text:list-item>
        <text:list-item>
          <text:p text:style-name="P5"/>
        </text:list-item>
        <text:list-item>
          <text:p text:style-name="P5">MariaDB [mydata]&gt; DELIMITER ; </text:p>
        </text:list-item>
        <text:list-item>
          <text:p text:style-name="P5">MariaDB [mydata]&gt; set Daily_Wages(5)</text:p>
        </text:list-item>
        <text:list-item>
          <text:p text:style-name="P5"><text:s text:c="4"/>-&gt; ;</text:p>
        </text:list-item>
        <text:list-item>
          <text:p text:style-name="P5">ERROR 1064 (42000): You have an error in your SQL syntax; check the manual that corresponds to your MariaDB server version for the right syntax to use near '(5)' at line 1</text:p>
        </text:list-item>
        <text:list-item>
          <text:p text:style-name="P5">MariaDB [mydata]&gt; set Daily_Wages(5);</text:p>
        </text:list-item>
        <text:list-item>
          <text:p text:style-name="P5">ERROR 1064 (42000): You have an error in your SQL syntax; check the manual that corresponds to your MariaDB server version for the right syntax to use near '(5)' at line 1</text:p>
        </text:list-item>
        <text:list-item>
          <text:p text:style-name="P5">MariaDB [mydata]&gt; set Daily_Wages(5)</text:p>
        </text:list-item>
        <text:list-item>
          <text:p text:style-name="P5"><text:s text:c="4"/>-&gt; select Daily_Wages(5)</text:p>
        </text:list-item>
        <text:list-item>
          <text:p text:style-name="P5"><text:s text:c="4"/>-&gt; ;</text:p>
        </text:list-item>
        <text:list-item>
          <text:p text:style-name="P5">ERROR 1064 (42000): You have an error in your SQL syntax; check the manual that corresponds to your MariaDB server version for the right syntax to use near '(5)</text:p>
        </text:list-item>
        <text:list-item>
          <text:p text:style-name="P5">select Daily_Wages(5)' at line 1</text:p>
        </text:list-item>
        <text:list-item>
          <text:p text:style-name="P5">MariaDB [mydata]&gt; select Daily_Wages(60)</text:p>
        </text:list-item>
        <text:list-item>
          <text:p text:style-name="P5"><text:s text:c="4"/>-&gt; ;</text:p>
        </text:list-item>
        <text:list-item>
          <text:p text:style-name="P5">+-----------------+</text:p>
        </text:list-item>
        <text:list-item>
          <text:p text:style-name="P5">| Daily_Wages(60) |</text:p>
        </text:list-item>
        <text:list-item>
          <text:p text:style-name="P5">+-----------------+</text:p>
        </text:list-item>
        <text:list-item>
          <text:p text:style-name="P5">| <text:s text:c="9"/>480.00 |</text:p>
        </text:list-item>
        <text:list-item>
          <text:p text:style-name="P5">+-----------------+</text:p>
        </text:list-item>
        <text:list-item>
          <text:p text:style-name="P5">1 row in set (0.001 sec)</text:p>
        </text:list-item>
      </text:list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3:51:17.517932886</meta:creation-date>
    <dc:date>2021-11-16T19:06:24.074088775</dc:date>
    <meta:editing-duration>PT5H4M56S</meta:editing-duration>
    <meta:editing-cycles>1</meta:editing-cycles>
    <meta:document-statistic meta:table-count="0" meta:image-count="0" meta:object-count="0" meta:page-count="1" meta:paragraph-count="32" meta:word-count="217" meta:character-count="1285" meta:non-whitespace-character-count="1027"/>
    <meta:generator>LibreOffice/6.0.7.3$Linux_X86_64 LibreOffice_project/00m0$Build-3</meta:generator>
  </office:meta>
</office:document-meta>
</file>